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02cm"/>
    </style:style>
    <style:style style:name="co2" style:family="table-column">
      <style:table-column-properties fo:break-before="auto" style:column-width="2.69cm"/>
    </style:style>
    <style:style style:name="co3" style:family="table-column">
      <style:table-column-properties fo:break-before="auto" style:column-width="3.26cm"/>
    </style:style>
    <style:style style:name="co4" style:family="table-column">
      <style:table-column-properties fo:break-before="auto" style:column-width="1.7cm"/>
    </style:style>
    <style:style style:name="ro1" style:family="table-row">
      <style:table-row-properties style:row-height="2.205cm" fo:break-before="auto" style:use-optimal-row-height="fals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 table:style-name="ce3"/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; 2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; 6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; 12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2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; 7; 8</text:p>
          </table:table-cell>
          <table:table-cell table:number-columns-repeated="1021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; 13; 15</text:p>
          </table:table-cell>
          <table:table-cell table:number-columns-repeated="1021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P</meta:initial-creator>
    <meta:creation-date>2022-07-26T06:42:39</meta:creation-date>
    <dc:date>2022-09-27T13:04:48.958000000</dc:date>
    <meta:generator>LibreOffice/7.2.6.2$Windows_X86_64 LibreOffice_project/b0ec3a565991f7569a5a7f5d24fed7f52653d754</meta:generator>
    <meta:editing-duration>PT1M52S</meta:editing-duration>
    <meta:editing-cycles>1</meta:editing-cycles>
    <meta:document-statistic meta:table-count="1" meta:cell-count="63" meta:object-count="0"/>
    <meta:user-defined meta:name="AppVersion">16.0300</meta:user-defined>
  </office:meta>
</office:document-meta>
</file>